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1" svg:font-family="StarSymbol" style:font-charset="x-symbol"/>
    <style:font-face style:name="StarSymbol" svg:font-family="StarSymbol, 'Arial Unicode MS'" style:font-pitch="variable" style:font-charset="x-symbol"/>
    <style:font-face style:name="Tahoma2" svg:font-family="Tahoma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fo:font-weight="bold" style:font-weight-asian="bold" style:font-weight-complex="bold"/>
    </style:style>
    <style:style style:name="P6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style:font-name="Times New Roman" fo:font-size="11pt" fo:language="it" fo:country="IT" fo:font-style="normal" officeooo:rsid="00b209ca" officeooo:paragraph-rsid="00b209ca" style:font-size-asian="12pt" style:font-style-asian="normal" style:font-size-complex="12pt" style:font-style-complex="normal"/>
    </style:style>
    <style:style style:name="P8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9" style:family="paragraph" style:parent-style-name="Heading_20_1">
      <style:paragraph-properties fo:padding="0.049cm" fo:border-left="none" fo:border-right="none" fo:border-top="0.06pt solid #000000" fo:border-bottom="none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officeooo:rsid="00985429"/>
    </style:style>
    <style:style style:name="T3" style:family="text">
      <style:text-properties officeooo:rsid="0049638b"/>
    </style:style>
    <style:style style:name="T4" style:family="text">
      <style:text-properties officeooo:rsid="006f8b69"/>
    </style:style>
    <style:style style:name="T5" style:family="text">
      <style:text-properties style:font-name="Arial" fo:font-size="10.5pt" fo:language="it" fo:country="IT" fo:font-weight="bold" officeooo:rsid="008c887c" style:font-size-asian="10pt" style:font-size-complex="10pt"/>
    </style:style>
    <style:style style:name="T6" style:family="text">
      <style:text-properties style:font-name="Arial" fo:font-size="10.5pt" fo:language="it" fo:country="IT" fo:font-weight="bold" officeooo:rsid="00a4af88" style:font-size-asian="10pt" style:font-size-complex="10pt"/>
    </style:style>
    <style:style style:name="T7" style:family="text">
      <style:text-properties style:font-name="Arial" fo:font-size="10.5pt" fo:language="it" fo:country="IT" fo:font-weight="bold" officeooo:rsid="00654b47" style:font-size-asian="10pt" style:font-size-complex="10pt"/>
    </style:style>
    <style:style style:name="T8" style:family="text">
      <style:text-properties style:font-name="Arial" fo:font-size="10.5pt" fo:language="it" fo:country="IT" fo:font-weight="bold" officeooo:rsid="009baf07" style:font-size-asian="10pt" style:font-size-complex="10pt"/>
    </style:style>
    <style:style style:name="T9" style:family="text">
      <style:text-properties style:font-name="Arial" fo:font-size="10.5pt" fo:language="it" fo:country="IT" fo:font-weight="bold" officeooo:rsid="00b0cfdf" style:font-size-asian="10pt" style:font-size-complex="10pt"/>
    </style:style>
    <style:style style:name="T10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11" style:family="text">
      <style:text-properties fo:font-size="9pt" fo:language="it" fo:country="IT" style:font-size-asian="9pt" style:font-size-complex="9pt"/>
    </style:style>
    <style:style style:name="T12" style:family="text">
      <style:text-properties fo:color="#82210d" loext:opacity="100%" fo:language="it" fo:country="IT" officeooo:rsid="0042a9b6"/>
    </style:style>
    <style:style style:name="T13" style:family="text">
      <style:text-properties fo:color="#82210d" loext:opacity="100%" fo:language="it" fo:country="IT" officeooo:rsid="0075bb3d"/>
    </style:style>
    <style:style style:name="T14" style:family="text">
      <style:text-properties fo:color="#82210d" loext:opacity="100%" fo:language="it" fo:country="IT" officeooo:rsid="006a1f02"/>
    </style:style>
    <style:style style:name="T15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T16" style:family="text">
      <style:text-properties officeooo:rsid="004ad77c"/>
    </style:style>
    <style:style style:name="T17" style:family="text">
      <style:text-properties officeooo:rsid="006e0ac2"/>
    </style:style>
    <style:style style:name="T18" style:family="text">
      <style:text-properties officeooo:rsid="00b0cfd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b21a1c"/>
    </style:style>
    <style:style style:name="T21" style:family="text">
      <style:text-properties officeooo:rsid="00b3067e"/>
    </style:style>
    <style:style style:name="T22" style:family="text">
      <style:text-properties officeooo:rsid="00b4407d"/>
    </style:style>
    <style:style style:name="T23" style:family="text">
      <style:text-properties officeooo:rsid="00b4a1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7">Domanda </text:span><text:span text:style-name="T4">(punti 8/30)</text:span></text:h>
      <text:p text:style-name="P7">Sani principi di gestione di progetto (<text:span text:style-name="T19">project management</text:span>) <text:span text:style-name="T23">consigliano l’</text:span>us<text:span text:style-name="T23">o</text:span> <text:span text:style-name="T23">de</text:span>l <text:span text:style-name="T19">consuntivo di periodo</text:span> come strumento <text:span text:style-name="T21">essenziale </text:span>per <text:span text:style-name="T23">misurare</text:span> il grado di avanzamento e <text:span text:style-name="T23">valutare </text:span>le <text:span text:style-name="T23">corrispondenti </text:span>prospettive di completamento. <text:span text:style-name="T23">Per</text:span> <text:span text:style-name="T23">l’</text:span>efficace attuazione di tale pratica serve dotarsi di una interpretazione “intelligente” (non superficiale) del concetto di consuntivo di periodo. <text:span text:style-name="T20">Questa prova d’esame vi chiede di: (1) fornire una definizione di “consuntivo di periodo” </text:span><text:span text:style-name="T23">sia </text:span><text:span text:style-name="T20">come nozione in sé </text:span><text:span text:style-name="T23">che</text:span><text:span text:style-name="T20"> in termini dei dati che esso racchiude e della specifica funzione informativa </text:span><text:span text:style-name="T23">di ciascuno di essi</text:span><text:span text:style-name="T20">; (2) spiegare quali indicazioni possano essere </text:span><text:span text:style-name="T22">tratte</text:span><text:span text:style-name="T20"> da un consuntivo siffatto; </text:span><text:span text:style-name="T21">(3) suggerire </text:span><text:span text:style-name="T22">una </text:span><text:span text:style-name="T21">metodica </text:span><text:span text:style-name="T22">utile ad </text:span><text:span text:style-name="T21">alimentare </text:span><text:span text:style-name="T22">la raccolta dati alla base di un </text:span><text:span text:style-name="T21">consuntivo di periodo, rendendol</text:span><text:span text:style-name="T22">a</text:span><text:span text:style-name="T21"> veloce e affidabile.</text:span></text:p>
      <text:h text:style-name="P9" text:outline-level="1">Risposta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1" svg:font-family="StarSymbol" style:font-charset="x-symbol"/>
    <style:font-face style:name="StarSymbol" svg:font-family="StarSymbol, 'Arial Unicode MS'" style:font-pitch="variable" style:font-charset="x-symbol"/>
    <style:font-face style:name="Tahoma2" svg:font-family="Tahoma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deg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1131 902" svg:d="M564 0l-564 902h1131z"/>
    <draw:marker draw:name="Arrowhead_20_3" draw:display-name="Arrowhead 3" svg:viewBox="0 0 1131 1580" svg:d="M1013 1491l118 89-567-1580-564 1580 114-85 136-68 148-46 161-17 161 13 153 46z"/>
    <draw:marker draw:name="msArrowOpenEnd_20_5" draw:display-name="msArrowOpenEnd 5" svg:viewBox="0 0 355 355" svg:d="M177 0l178 323-53 32-125-228-124 228-53-32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10pt" style:font-name-asian="StarSymbol1" style:font-family-asian="StarSymbol" style:font-charset-asian="x-symbol" style:font-size-asian="10pt" style:font-name-complex="StarSymbol1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•">
        <style:list-level-properties text:min-label-width="0.635cm"/>
        <style:text-properties style:font-name="StarSymbol"/>
      </text:list-level-style-bullet>
      <text:list-level-style-bullet text:level="2" text:style-name="RTF_5f_Num_20_3_20_2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RTF_5f_Num_20_3_20_3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RTF_5f_Num_20_3_20_4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RTF_5f_Num_20_3_20_5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RTF_5f_Num_20_3_20_6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RTF_5f_Num_20_3_20_7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RTF_5f_Num_20_3_20_8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RTF_5f_Num_20_3_20_9" text:bullet-char="•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27cm" text:min-label-width="0.635cm"/>
      </text:list-level-style-number>
      <text:list-level-style-number text:level="3" text:style-name="RTF_5f_Num_20_4_20_3" style:num-suffix="." style:num-format="1">
        <style:list-level-properties text:space-before="1.905cm" text:min-label-width="0.635cm"/>
      </text:list-level-style-number>
      <text:list-level-style-number text:level="4" text:style-name="RTF_5f_Num_20_4_20_4" style:num-suffix="." style:num-format="1">
        <style:list-level-properties text:space-before="2.54cm" text:min-label-width="0.635cm"/>
      </text:list-level-style-number>
      <text:list-level-style-number text:level="5" text:style-name="RTF_5f_Num_20_4_20_5" style:num-suffix="." style:num-format="1">
        <style:list-level-properties text:space-before="3.175cm" text:min-label-width="0.635cm"/>
      </text:list-level-style-number>
      <text:list-level-style-number text:level="6" text:style-name="RTF_5f_Num_20_4_20_6" style:num-suffix="." style:num-format="1">
        <style:list-level-properties text:space-before="3.81cm" text:min-label-width="0.635cm"/>
      </text:list-level-style-number>
      <text:list-level-style-number text:level="7" text:style-name="RTF_5f_Num_20_4_20_7" style:num-suffix="." style:num-format="1">
        <style:list-level-properties text:space-before="4.445cm" text:min-label-width="0.635cm"/>
      </text:list-level-style-number>
      <text:list-level-style-number text:level="8" text:style-name="RTF_5f_Num_20_4_20_8" style:num-suffix="." style:num-format="1">
        <style:list-level-properties text:space-before="5.08cm" text:min-label-width="0.635cm"/>
      </text:list-level-style-number>
      <text:list-level-style-number text:level="9" text:style-name="RTF_5f_Num_20_4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1">
        <style:list-level-properties text:min-label-width="0.499cm"/>
      </text:list-level-style-number>
      <text:list-level-style-number text:level="2" text:style-name="RTF_5f_Num_20_5_20_2" style:num-suffix="." style:num-format="1">
        <style:list-level-properties text:space-before="0.501cm" text:min-label-width="0.499cm"/>
      </text:list-level-style-number>
      <text:list-level-style-number text:level="3" text:style-name="RTF_5f_Num_20_5_20_3" style:num-suffix="." style:num-format="1">
        <style:list-level-properties text:space-before="1cm" text:min-label-width="0.499cm"/>
      </text:list-level-style-number>
      <text:list-level-style-number text:level="4" text:style-name="RTF_5f_Num_20_5_20_4" style:num-suffix="." style:num-format="1">
        <style:list-level-properties text:space-before="1.501cm" text:min-label-width="0.499cm"/>
      </text:list-level-style-number>
      <text:list-level-style-number text:level="5" text:style-name="RTF_5f_Num_20_5_20_5" style:num-suffix="." style:num-format="1">
        <style:list-level-properties text:space-before="2cm" text:min-label-width="0.499cm"/>
      </text:list-level-style-number>
      <text:list-level-style-number text:level="6" text:style-name="RTF_5f_Num_20_5_20_6" style:num-suffix="." style:num-format="1">
        <style:list-level-properties text:space-before="2.501cm" text:min-label-width="0.499cm"/>
      </text:list-level-style-number>
      <text:list-level-style-number text:level="7" text:style-name="RTF_5f_Num_20_5_20_7" style:num-suffix="." style:num-format="1">
        <style:list-level-properties text:space-before="3.001cm" text:min-label-width="0.499cm"/>
      </text:list-level-style-number>
      <text:list-level-style-number text:level="8" text:style-name="RTF_5f_Num_20_5_20_8" style:num-suffix="." style:num-format="1">
        <style:list-level-properties text:space-before="3.502cm" text:min-label-width="0.499cm"/>
      </text:list-level-style-number>
      <text:list-level-style-number text:level="9" text:style-name="RTF_5f_Num_20_5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officeooo:rsid="00985429"/>
    </style:style>
    <style:style style:name="MT3" style:family="text">
      <style:text-properties officeooo:rsid="00b0cfdf"/>
    </style:style>
    <style:style style:name="MT4" style:family="text">
      <style:text-properties officeooo:rsid="0049638b"/>
    </style:style>
    <style:style style:name="MT5" style:family="text">
      <style:text-properties officeooo:rsid="006f8b69"/>
    </style:style>
    <style:style style:name="MT6" style:family="text">
      <style:text-properties style:font-name="Arial" fo:font-size="10.5pt" fo:language="it" fo:country="IT" fo:font-weight="bold" officeooo:rsid="008c887c" style:font-size-asian="10pt" style:font-size-complex="10pt"/>
    </style:style>
    <style:style style:name="MT7" style:family="text">
      <style:text-properties style:font-name="Arial" fo:font-size="10.5pt" fo:language="it" fo:country="IT" fo:font-weight="bold" officeooo:rsid="00b0cfdf" style:font-size-asian="10pt" style:font-size-complex="10pt"/>
    </style:style>
    <style:style style:name="MT8" style:family="text">
      <style:text-properties style:font-name="Arial" fo:font-size="10.5pt" fo:language="it" fo:country="IT" fo:font-weight="bold" officeooo:rsid="00a4af88" style:font-size-asian="10pt" style:font-size-complex="10pt"/>
    </style:style>
    <style:style style:name="MT9" style:family="text">
      <style:text-properties style:font-name="Arial" fo:font-size="10.5pt" fo:language="it" fo:country="IT" fo:font-weight="bold" officeooo:rsid="00654b47" style:font-size-asian="10pt" style:font-size-complex="10pt"/>
    </style:style>
    <style:style style:name="MT10" style:family="text">
      <style:text-properties style:font-name="Arial" fo:font-size="10.5pt" fo:language="it" fo:country="IT" fo:font-weight="bold" officeooo:rsid="009baf07" style:font-size-asian="10pt" style:font-size-complex="10pt"/>
    </style:style>
    <style:style style:name="MT11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12" style:family="text">
      <style:text-properties fo:font-size="9pt" fo:language="it" fo:country="IT" style:font-size-asian="9pt" style:font-size-complex="9pt"/>
    </style:style>
    <style:style style:name="MT13" style:family="text">
      <style:text-properties fo:color="#82210d" loext:opacity="100%" fo:language="it" fo:country="IT" officeooo:rsid="0042a9b6"/>
    </style:style>
    <style:style style:name="MT14" style:family="text">
      <style:text-properties fo:color="#82210d" loext:opacity="100%" fo:language="it" fo:country="IT" officeooo:rsid="0075bb3d"/>
    </style:style>
    <style:style style:name="MT15" style:family="text">
      <style:text-properties fo:color="#82210d" loext:opacity="100%" fo:language="it" fo:country="IT" officeooo:rsid="006a1f02"/>
    </style:style>
    <style:style style:name="MT16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MT17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I</text:span><text:span text:style-name="MT3">V</text:span><text:span text:style-name="MT4"> prova scritta - </text:span><text:span text:style-name="MT5">parte Compito</text:span> <text:span text:style-name="MT5">(</text:span><text:span text:style-name="MT6">Teoria</text:span><text:span text:style-name="MT5">) </text:span>– <text:span text:style-name="MT7">05</text:span><text:span text:style-name="MT6"> </text:span><text:span text:style-name="MT7">luglio</text:span><text:span text:style-name="MT8"> </text:span>20<text:span text:style-name="MT9">2</text:span><text:span text:style-name="MT10">1</text:span></text:p>
        <text:p text:style-name="MP1"><text:span text:style-name="MT11">Istruzioni</text:span><text:span text:style-name="MT12"> <text:line-break/></text:span><text:span text:style-name="MT13">Riportare </text:span><text:span text:style-name="MT14">qui sotto </text:span><text:span text:style-name="MT13">cognome, </text:span><text:span text:style-name="MT14">nome</text:span><text:span text:style-name="MT13">, matricola, e anno di progetto didattico </text:span><text:span text:style-name="MT15">di </text:span><text:span text:style-name="MT16">tutti</text:span><text:span text:style-name="MT15"> i candidati che hanno collaborato alla risposta.</text:span></text:p>
        <text:p text:style-name="MP2">Cognom<text:span text:style-name="MT17">e</text:span>:<text:tab/>Nom<text:span text:style-name="MT17">e</text:span>:<text:tab/>Matricol<text:span text:style-name="MT17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3-18T17:20:15</meta:creation-date>
    <dc:date>2021-07-01T15:32:32.306000000</dc:date>
    <meta:print-date>2018-04-05T10:44:28.821000000</meta:print-date>
    <dc:language>en-US</dc:language>
    <meta:editing-cycles>806</meta:editing-cycles>
    <meta:editing-duration>P7DT13H44M11S</meta:editing-duration>
    <meta:document-statistic meta:table-count="0" meta:image-count="0" meta:object-count="0" meta:page-count="1" meta:paragraph-count="7" meta:word-count="172" meta:character-count="1175" meta:non-whitespace-character-count="1004"/>
    <meta:user-defined meta:name="Info 1"/>
    <meta:user-defined meta:name="Info 2"/>
    <meta:user-defined meta:name="Info 3"/>
    <meta:user-defined meta:name="Info 4"/>
  </office:meta>
</office:document-meta>
</file>